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700000043BBB09559.png" manifest:media-type=""/>
  <manifest:file-entry manifest:full-path="Pictures/1000000000000045000000433BEF539B.png" manifest:media-type=""/>
  <manifest:file-entry manifest:full-path="Pictures/20000032000003AD000001626A53B25E.svm" manifest:media-type=""/>
  <manifest:file-entry manifest:full-path="Pictures/1000000000000047000000436FF02855.png" manifest:media-type=""/>
  <manifest:file-entry manifest:full-path="Pictures/20000032000004220000016237E7DFFF.svm" manifest:media-type=""/>
  <manifest:file-entry manifest:full-path="Pictures/100000000000004800000043F9B7F13A.png" manifest:media-type=""/>
  <manifest:file-entry manifest:full-path="Pictures/10000000000000470000004341CB779B.png" manifest:media-type=""/>
  <manifest:file-entry manifest:full-path="Pictures/2000000A000000C7000000FAD57FA8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32§display§\text{Inc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2§display§\text{Out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1" draw:layer="layout" svg:width="20.999cm" svg:height="12.371cm" svg:x="0.001cm" svg:y="0.001cm" svg:viewBox="0 0 21000 12372" draw:points="0,0 21000,0 21000,12372 0,12372">
          <text:p/>
        </draw:polygon>
        <draw:polygon draw:style-name="gr2" draw:layer="layout" svg:width="21.038cm" svg:height="12.372cm" svg:x="0.001cm" svg:y="0.001cm" svg:viewBox="0 0 21039 12373" draw:points="0,0 21039,0 21039,12373 0,12373">
          <text:p/>
        </draw:polygon>
        <draw:polygon draw:style-name="gr3" draw:layer="layout" svg:width="8.491cm" svg:height="4.453cm" svg:x="1.371cm" svg:y="0.557cm" svg:viewBox="0 0 8492 4454" draw:points="432,0 7597,2787 7813,2231 8492,3775 6948,4454 7164,3898 0,1112">
          <text:p/>
        </draw:polygon>
        <draw:polygon draw:style-name="gr4" draw:layer="layout" svg:width="8.491cm" svg:height="4.453cm" svg:x="1.371cm" svg:y="0.557cm" svg:viewBox="0 0 8492 4454" draw:points="432,0 7597,2787 7813,2231 8492,3775 6948,4454 7164,3898 0,1112">
          <text:p/>
        </draw:polygon>
        <draw:polygon draw:style-name="gr3" draw:layer="layout" svg:width="8.574cm" svg:height="4.235cm" svg:x="1.776cm" svg:y="7.709cm" svg:viewBox="0 0 8575 4236" draw:points="0,3111 7252,563 7055,0 8575,730 7846,2250 7648,1688 396,4236">
          <text:p/>
        </draw:polygon>
        <draw:polygon draw:style-name="gr4" draw:layer="layout" svg:width="8.574cm" svg:height="4.235cm" svg:x="1.776cm" svg:y="7.709cm" svg:viewBox="0 0 8575 4236" draw:points="0,3111 7252,563 7055,0 8575,730 7846,2250 7648,1688 396,4236">
          <text:p/>
        </draw:polygon>
        <draw:polygon draw:style-name="gr3" draw:layer="layout" svg:width="8.88cm" svg:height="2.385cm" svg:x="0.001cm" svg:y="4.927cm" svg:viewBox="0 0 8881 2386" draw:points="0,595 7688,596 7688,0 8881,1193 7688,2386 7688,1789 0,1788">
          <text:p/>
        </draw:polygon>
        <draw:polygon draw:style-name="gr4" draw:layer="layout" svg:width="8.88cm" svg:height="2.385cm" svg:x="0.001cm" svg:y="4.927cm" svg:viewBox="0 0 8881 2386" draw:points="0,595 7688,596 7688,0 8881,1193 7688,2386 7688,1789 0,1788">
          <text:p/>
        </draw:polygon>
        <draw:path draw:style-name="gr3" draw:layer="layout" svg:width="3.401cm" svg:height="3.463cm" svg:x="11.939cm" svg:y="4.573cm" svg:viewBox="0 0 3402 3464" svg:d="m0 1732c0-957 761-1732 1702-1732 450 0 884 182 1201 507 320 325 499 766 499 1225 0 957-761 1732-1700 1732s-1702-775-1702-1732z">
          <text:p/>
        </draw:path>
        <draw:path draw:style-name="gr4" draw:layer="layout" svg:width="3.401cm" svg:height="3.463cm" svg:x="11.939cm" svg:y="4.573cm" svg:viewBox="0 0 3402 3464" svg:d="m0 1732c0-957 761-1732 1702-1732 450 0 884 182 1201 507 320 325 499 766 499 1225 0 957-761 1732-1700 1732s-1702-775-1702-1732z">
          <text:p/>
        </draw:path>
        <draw:polygon draw:style-name="gr5" draw:layer="layout" svg:width="6.441cm" svg:height="2.873cm" svg:x="17.78cm" svg:y="2.478cm" svg:viewBox="0 0 6442 2874" draw:points="0,1794 5232,540 5103,0 6442,821 5621,2160 5491,1620 259,2874">
          <text:p/>
        </draw:polygon>
        <draw:polygon draw:style-name="gr4" draw:layer="layout" svg:width="6.441cm" svg:height="2.873cm" svg:x="17.78cm" svg:y="2.478cm" svg:viewBox="0 0 6442 2874" draw:points="0,1794 5232,540 5103,0 6442,821 5621,2160 5491,1620 259,2874">
          <text:p/>
        </draw:polygon>
        <draw:polygon draw:style-name="gr5" draw:layer="layout" svg:width="6.372cm" svg:height="3.152cm" svg:x="18.123cm" svg:y="7.015cm" svg:viewBox="0 0 6373 3153" draw:points="322,0 5471,1558 5632,1027 6373,2411 4989,3153 5149,2621 0,1063">
          <text:p/>
        </draw:polygon>
        <draw:polygon draw:style-name="gr4" draw:layer="layout" svg:width="6.372cm" svg:height="3.152cm" svg:x="18.123cm" svg:y="7.015cm" svg:viewBox="0 0 6373 3153" draw:points="322,0 5471,1558 5632,1027 6373,2411 4989,3153 5149,2621 0,1063">
          <text:p/>
        </draw:polygon>
        <draw:frame draw:style-name="gr6" draw:text-style-name="P1" draw:layer="layout" svg:width="1.273cm" svg:height="1.6cm" svg:x="12.947cm" svg:y="5.347cm">
          <draw:image xlink:href="Pictures/2000000A000000C7000000FAD57FA828.svm" xlink:type="simple" xlink:show="embed" xlink:actuate="onLoad">
            <text:p/>
          </draw:image>
        </draw:frame>
        <draw:frame draw:style-name="gr7" draw:text-style-name="P1" draw:layer="layout" svg:width="3.005cm" svg:height="1.13cm" svg:x="5.511cm" svg:y="0.382cm">
          <draw:image xlink:href="Pictures/20000032000003AD000001626A53B25E.svm" xlink:type="simple" xlink:show="embed" xlink:actuate="onLoad">
            <text:p/>
          </draw:image>
        </draw:frame>
        <draw:frame draw:style-name="gr8" draw:text-style-name="P1" draw:layer="layout" svg:width="3.379cm" svg:height="1.13cm" svg:x="17.926cm" svg:y="0.509cm">
          <draw:image xlink:href="Pictures/20000032000004220000016237E7DFFF.svm" xlink:type="simple" xlink:show="embed" xlink:actuate="onLoad">
            <text:p/>
          </draw:image>
        </draw:frame>
        <draw:frame draw:style-name="gr9" draw:text-style-name="P1" draw:layer="layout" svg:width="0.928cm" svg:height="0.899cm" svg:x="10.161cm" svg:y="3.57cm">
          <draw:image xlink:href="Pictures/1000000000000045000000433BEF539B.png" xlink:type="simple" xlink:show="embed" xlink:actuate="onLoad">
            <text:p/>
          </draw:image>
          <svg:title>TexMaths</svg:title>
          <svg:desc>32§display§\textcolor{green}{\initstate_1}</svg:desc>
        </draw:frame>
        <draw:frame draw:style-name="gr9" draw:text-style-name="P1" draw:layer="layout" svg:width="0.954cm" svg:height="0.899cm" svg:x="9.359cm" svg:y="5.705cm">
          <draw:image xlink:href="Pictures/100000000000004700000043BBB09559.png" xlink:type="simple" xlink:show="embed" xlink:actuate="onLoad">
            <text:p/>
          </draw:image>
          <svg:title>TexMaths</svg:title>
          <svg:desc>32§display§\textcolor{green}{\initstate_2}</svg:desc>
        </draw:frame>
        <draw:frame draw:style-name="gr9" draw:text-style-name="P1" draw:layer="layout" svg:width="0.954cm" svg:height="0.899cm" svg:x="10.795cm" svg:y="8.001cm">
          <draw:image xlink:href="Pictures/10000000000000470000004341CB779B.png" xlink:type="simple" xlink:show="embed" xlink:actuate="onLoad">
            <text:p/>
          </draw:image>
          <svg:title>TexMaths</svg:title>
          <svg:desc>32§display§\textcolor{green}{\initstate_3}</svg:desc>
        </draw:frame>
        <draw:frame draw:style-name="gr9" draw:text-style-name="P1" draw:layer="layout" svg:width="0.966cm" svg:height="0.899cm" svg:x="16.637cm" svg:y="4.435cm">
          <draw:image xlink:href="Pictures/100000000000004800000043F9B7F13A.png" xlink:type="simple" xlink:show="embed" xlink:actuate="onLoad">
            <text:p/>
          </draw:image>
          <svg:title>TexMaths</svg:title>
          <svg:desc>32§display§\textcolor{green}{\initstate_4}</svg:desc>
        </draw:frame>
        <draw:frame draw:style-name="gr9" draw:text-style-name="P1" draw:layer="layout" svg:width="0.954cm" svg:height="0.899cm" svg:x="16.979cm" svg:y="7.112cm">
          <draw:image xlink:href="Pictures/1000000000000047000000436FF02855.png" xlink:type="simple" xlink:show="embed" xlink:actuate="onLoad">
            <text:p/>
          </draw:image>
          <svg:title>TexMaths</svg:title>
          <svg:desc>32§display§\textcolor{green}{\initstate_5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7T08:25:40</dc:date>
    <meta:generator>LibreOffice/4.0.4.2$MacOSX_x86 LibreOffice_project/9e9821abd0ffdbc09cd8c52eaa574fa09eb08f2</meta:generator>
    <meta:editing-duration>PT16M50S</meta:editing-duration>
    <meta:editing-cycles>9</meta:editing-cycles>
    <meta:document-statistic meta:object-count="24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.tex}</meta:user-defined>
  </office:meta>
</office:document-meta>
</file>